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not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09-23" calcext:value-type="date">
            <text:p>23-09-2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Moyenne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Générale</text:p>
          </table:table-cell>
          <table:table-cell table:formula="of:=SUMPRODUCT([.C2:.C100];[.D2:.D100])/SUM([.C2:.C100])" office:value-type="float" office:value="17" calcext:value-type="float">
            <text:p>17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8:07:46.653178673</meta:creation-date>
    <dc:date>2023-10-07T18:22:11.737153147</dc:date>
    <meta:editing-duration>PT14M25S</meta:editing-duration>
    <meta:editing-cycles>1</meta:editing-cycles>
    <meta:document-statistic meta:table-count="1" meta:cell-count="15" meta:object-count="0"/>
    <meta:generator>LibreOffice/7.6.2.1$Linux_X86_64 LibreOffice_project/9d0b4c0791fc17bc4181a67fd90c5aaed576d1c0</meta:generator>
  </office:meta>
</office:document-meta>
</file>